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1.93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8f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easured <text:s/>$V_A$</text:p>
          </table:table-cell>
          <table:table-cell office:value-type="string" calcext:value-type="string">
            <text:p>Calculated <text:s/>$V_A$</text:p>
          </table:table-cell>
          <table:table-cell office:value-type="string" calcext:value-type="string">
            <text:p><text:s/>$V_A$ % Error</text:p>
          </table:table-cell>
          <table:table-cell office:value-type="string" calcext:value-type="string">
            <text:p><text:s/>Measured <text:s/>$\lambda$</text:p>
          </table:table-cell>
          <table:table-cell office:value-type="string" calcext:value-type="string">
            <text:p>Calculated <text:s/>$\lambda$</text:p>
          </table:table-cell>
          <table:table-cell office:value-type="string" calcext:value-type="string">
            <text:p><text:s/>$\lambda$ Error</text:p>
          </table:table-cell>
        </table:table-row>
        <table:table-row table:style-name="ro1">
          <table:table-cell office:value-type="string" calcext:value-type="string">
            <text:p>nmos</text:p>
          </table:table-cell>
          <table:table-cell table:formula="of:=0.0079713/0.0001302667" office:value-type="float" office:value="61.1921542497046" calcext:value-type="float">
            <text:p>61.1921542497</text:p>
          </table:table-cell>
          <table:table-cell table:formula="of:=0.01/0.0002" office:value-type="float" office:value="50" calcext:value-type="float">
            <text:p>50</text:p>
          </table:table-cell>
          <table:table-cell table:formula="of:=100*([.C2]-[.B2])/[.C2]" office:value-type="float" office:value="-22.3843084994093" calcext:value-type="float">
            <text:p>-22.3843084994</text:p>
          </table:table-cell>
          <table:table-cell table:formula="of:=1/[.B2]" office:value-type="float" office:value="0.0163419642969152" calcext:value-type="float">
            <text:p>0.0163419643</text:p>
          </table:table-cell>
          <table:table-cell table:formula="of:=1/[.C2]" office:value-type="float" office:value="0.02" calcext:value-type="float">
            <text:p>0.02</text:p>
          </table:table-cell>
          <table:table-cell table:formula="of:=100*([.F2]-[.E2])/[.F2]" office:value-type="float" office:value="18.2901785154241" calcext:value-type="float">
            <text:p>18.2901785154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table:formula="of:=0.00274185/0.0000533633333" office:value-type="float" office:value="51.3807858400779" calcext:value-type="float">
            <text:p>51.3807858401</text:p>
          </table:table-cell>
          <table:table-cell table:formula="of:=0.01/0.0005" office:value-type="float" office:value="20" calcext:value-type="float">
            <text:p>20</text:p>
          </table:table-cell>
          <table:table-cell table:formula="of:=100*([.C3]-[.B3])/[.C3]" office:value-type="float" office:value="-156.90392920039" calcext:value-type="float">
            <text:p>-156.9039292004</text:p>
          </table:table-cell>
          <table:table-cell table:formula="of:=1/[.B3]" office:value-type="float" office:value="0.0194625283294126" calcext:value-type="float">
            <text:p>0.0194625283</text:p>
          </table:table-cell>
          <table:table-cell table:formula="of:=1/[.C3]" office:value-type="float" office:value="0.05" calcext:value-type="float">
            <text:p>0.05</text:p>
          </table:table-cell>
          <table:table-cell table:formula="of:=100*([.F3]-[.E3])/[.F3]" office:value-type="float" office:value="61.0749433411748" calcext:value-type="float">
            <text:p>61.0749433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09:50:38.636802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0:04:55.418894922</dc:date>
    <meta:editing-duration>PT21H13M8S</meta:editing-duration>
    <meta:editing-cycles>6</meta:editing-cycles>
    <meta:generator>LibreOffice/4.3.6.2$Linux_X86_64 LibreOffice_project/430m0$Build-2</meta:generator>
    <meta:document-statistic meta:table-count="1" meta:cell-count="20" meta:object-count="0"/>
  </office:meta>
</office:document-meta>
</file>